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_base_optical_poses" table:style-name="ta1">
        <table:shapes>
          <draw:frame draw:z-index="0" draw:style-name="gr1" draw:text-style-name="P1" svg:width="453.51pt" svg:height="255.09pt" svg:x="646.81pt" svg:y="38.21pt">
            <loext:p draw:notify-on-update-of-ranges="test2_base_optical_poses.G4:test2_base_optical_poses.G40 test2_base_optical_poses.H4:test2_base_optical_poses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2"/>
          <table:table-cell table:style-name="ce1" office:value-type="string" calcext:value-type="string">
            <text:p>Results from m to mm</text:p>
          </table:table-cell>
          <table:table-cell table:number-columns-repeated="2"/>
          <table:table-cell table:style-name="ce1" office:value-type="string" calcext:value-type="string">
            <text:p>Total error</text:p>
          </table:table-cell>
          <table:table-cell/>
        </table:table-row>
        <table:table-row table:style-name="ro1">
          <table:table-cell table:style-name="ce1" office:value-type="string" calcext:value-type="string">
            <text:p>x [m]</text:p>
          </table:table-cell>
          <table:table-cell table:style-name="ce1" office:value-type="string" calcext:value-type="string">
            <text:p>y [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</table:table-row>
        <table:table-row table:style-name="ro1">
          <table:table-cell office:value-type="float" office:value="-0.0261542860356657" calcext:value-type="float">
            <text:p>-0.026154286</text:p>
          </table:table-cell>
          <table:table-cell office:value-type="float" office:value="-0.377319641530564" calcext:value-type="float">
            <text:p>-0.3773196415</text:p>
          </table:table-cell>
          <table:table-cell/>
          <table:table-cell table:formula="of:=[.A4]*1000" office:value-type="float" office:value="-26.1542860356657" calcext:value-type="float">
            <text:p>-26.1542860357</text:p>
          </table:table-cell>
          <table:table-cell table:formula="of:=[.B4]*1000" office:value-type="float" office:value="-377.319641530564" calcext:value-type="float">
            <text:p>-377.3196415306</text:p>
          </table:table-cell>
          <table:table-cell/>
          <table:table-cell table:formula="of:=[.D4]-[.$D$43]" office:value-type="float" office:value="-0.654902923731392" calcext:value-type="float">
            <text:p>-0.6549029237</text:p>
          </table:table-cell>
          <table:table-cell table:formula="of:=[.E4]-[.$E$43]" office:value-type="float" office:value="1.06130029952112" calcext:value-type="float">
            <text:p>1.0613002995</text:p>
          </table:table-cell>
        </table:table-row>
        <table:table-row table:style-name="ro1">
          <table:table-cell office:value-type="float" office:value="-0.02622109254935" calcext:value-type="float">
            <text:p>-0.0262210925</text:p>
          </table:table-cell>
          <table:table-cell office:value-type="float" office:value="-0.377578351241891" calcext:value-type="float">
            <text:p>-0.3775783512</text:p>
          </table:table-cell>
          <table:table-cell/>
          <table:table-cell table:formula="of:=[.A5]*1000" office:value-type="float" office:value="-26.22109254935" calcext:value-type="float">
            <text:p>-26.2210925494</text:p>
          </table:table-cell>
          <table:table-cell table:formula="of:=[.B5]*1000" office:value-type="float" office:value="-377.578351241891" calcext:value-type="float">
            <text:p>-377.5783512419</text:p>
          </table:table-cell>
          <table:table-cell/>
          <table:table-cell table:formula="of:=[.D5]-[.$D$43]" office:value-type="float" office:value="-0.721709437415694" calcext:value-type="float">
            <text:p>-0.7217094374</text:p>
          </table:table-cell>
          <table:table-cell table:formula="of:=[.E5]-[.$E$43]" office:value-type="float" office:value="0.802590588194107" calcext:value-type="float">
            <text:p>0.8025905882</text:p>
          </table:table-cell>
        </table:table-row>
        <table:table-row table:style-name="ro1">
          <table:table-cell office:value-type="float" office:value="-0.0259036434986973" calcext:value-type="float">
            <text:p>-0.0259036435</text:p>
          </table:table-cell>
          <table:table-cell office:value-type="float" office:value="-0.377789107224918" calcext:value-type="float">
            <text:p>-0.3777891072</text:p>
          </table:table-cell>
          <table:table-cell/>
          <table:table-cell table:formula="of:=[.A6]*1000" office:value-type="float" office:value="-25.9036434986973" calcext:value-type="float">
            <text:p>-25.9036434987</text:p>
          </table:table-cell>
          <table:table-cell table:formula="of:=[.B6]*1000" office:value-type="float" office:value="-377.789107224918" calcext:value-type="float">
            <text:p>-377.7891072249</text:p>
          </table:table-cell>
          <table:table-cell/>
          <table:table-cell table:formula="of:=[.D6]-[.$D$43]" office:value-type="float" office:value="-0.404260386762992" calcext:value-type="float">
            <text:p>-0.4042603868</text:p>
          </table:table-cell>
          <table:table-cell table:formula="of:=[.E6]-[.$E$43]" office:value-type="float" office:value="0.591834605167094" calcext:value-type="float">
            <text:p>0.5918346052</text:p>
          </table:table-cell>
        </table:table-row>
        <table:table-row table:style-name="ro1">
          <table:table-cell office:value-type="float" office:value="-0.0256104120130821" calcext:value-type="float">
            <text:p>-0.025610412</text:p>
          </table:table-cell>
          <table:table-cell office:value-type="float" office:value="-0.378012830845765" calcext:value-type="float">
            <text:p>-0.3780128308</text:p>
          </table:table-cell>
          <table:table-cell/>
          <table:table-cell table:formula="of:=[.A7]*1000" office:value-type="float" office:value="-25.6104120130821" calcext:value-type="float">
            <text:p>-25.6104120131</text:p>
          </table:table-cell>
          <table:table-cell table:formula="of:=[.B7]*1000" office:value-type="float" office:value="-378.012830845765" calcext:value-type="float">
            <text:p>-378.0128308458</text:p>
          </table:table-cell>
          <table:table-cell/>
          <table:table-cell table:formula="of:=[.D7]-[.$D$43]" office:value-type="float" office:value="-0.111028901147794" calcext:value-type="float">
            <text:p>-0.1110289011</text:p>
          </table:table-cell>
          <table:table-cell table:formula="of:=[.E7]-[.$E$43]" office:value-type="float" office:value="0.368110984320083" calcext:value-type="float">
            <text:p>0.3681109843</text:p>
          </table:table-cell>
        </table:table-row>
        <table:table-row table:style-name="ro1">
          <table:table-cell office:value-type="float" office:value="-0.0257172453804394" calcext:value-type="float">
            <text:p>-0.0257172454</text:p>
          </table:table-cell>
          <table:table-cell office:value-type="float" office:value="-0.378367049424748" calcext:value-type="float">
            <text:p>-0.3783670494</text:p>
          </table:table-cell>
          <table:table-cell/>
          <table:table-cell table:formula="of:=[.A8]*1000" office:value-type="float" office:value="-25.7172453804394" calcext:value-type="float">
            <text:p>-25.7172453804</text:p>
          </table:table-cell>
          <table:table-cell table:formula="of:=[.B8]*1000" office:value-type="float" office:value="-378.367049424748" calcext:value-type="float">
            <text:p>-378.3670494247</text:p>
          </table:table-cell>
          <table:table-cell/>
          <table:table-cell table:formula="of:=[.D8]-[.$D$43]" office:value-type="float" office:value="-0.21786226850509" calcext:value-type="float">
            <text:p>-0.2178622685</text:p>
          </table:table-cell>
          <table:table-cell table:formula="of:=[.E8]-[.$E$43]" office:value-type="float" office:value="0.013892405337117" calcext:value-type="float">
            <text:p>0.0138924053</text:p>
          </table:table-cell>
        </table:table-row>
        <table:table-row table:style-name="ro1">
          <table:table-cell office:value-type="float" office:value="-0.0254787561834638" calcext:value-type="float">
            <text:p>-0.0254787562</text:p>
          </table:table-cell>
          <table:table-cell office:value-type="float" office:value="-0.378460195499368" calcext:value-type="float">
            <text:p>-0.3784601955</text:p>
          </table:table-cell>
          <table:table-cell/>
          <table:table-cell table:formula="of:=[.A9]*1000" office:value-type="float" office:value="-25.4787561834638" calcext:value-type="float">
            <text:p>-25.4787561835</text:p>
          </table:table-cell>
          <table:table-cell table:formula="of:=[.B9]*1000" office:value-type="float" office:value="-378.460195499368" calcext:value-type="float">
            <text:p>-378.4601954994</text:p>
          </table:table-cell>
          <table:table-cell/>
          <table:table-cell table:formula="of:=[.D9]-[.$D$43]" office:value-type="float" office:value="0.0206269284705094" calcext:value-type="float">
            <text:p>0.0206269285</text:p>
          </table:table-cell>
          <table:table-cell table:formula="of:=[.E9]-[.$E$43]" office:value-type="float" office:value="-0.0792536692829344" calcext:value-type="float">
            <text:p>-0.0792536693</text:p>
          </table:table-cell>
        </table:table-row>
        <table:table-row table:style-name="ro1">
          <table:table-cell office:value-type="float" office:value="-0.0255807378206248" calcext:value-type="float">
            <text:p>-0.0255807378</text:p>
          </table:table-cell>
          <table:table-cell office:value-type="float" office:value="-0.378753898056465" calcext:value-type="float">
            <text:p>-0.3787538981</text:p>
          </table:table-cell>
          <table:table-cell/>
          <table:table-cell table:formula="of:=[.A10]*1000" office:value-type="float" office:value="-25.5807378206248" calcext:value-type="float">
            <text:p>-25.5807378206</text:p>
          </table:table-cell>
          <table:table-cell table:formula="of:=[.B10]*1000" office:value-type="float" office:value="-378.753898056465" calcext:value-type="float">
            <text:p>-378.7538980565</text:p>
          </table:table-cell>
          <table:table-cell/>
          <table:table-cell table:formula="of:=[.D10]-[.$D$43]" office:value-type="float" office:value="-0.081354708690494" calcext:value-type="float">
            <text:p>-0.0813547087</text:p>
          </table:table-cell>
          <table:table-cell table:formula="of:=[.E10]-[.$E$43]" office:value-type="float" office:value="-0.37295622637987" calcext:value-type="float">
            <text:p>-0.3729562264</text:p>
          </table:table-cell>
        </table:table-row>
        <table:table-row table:style-name="ro1">
          <table:table-cell office:value-type="float" office:value="-0.025368638179481" calcext:value-type="float">
            <text:p>-0.0253686382</text:p>
          </table:table-cell>
          <table:table-cell office:value-type="float" office:value="-0.378706295276506" calcext:value-type="float">
            <text:p>-0.3787062953</text:p>
          </table:table-cell>
          <table:table-cell/>
          <table:table-cell table:formula="of:=[.A11]*1000" office:value-type="float" office:value="-25.368638179481" calcext:value-type="float">
            <text:p>-25.3686381795</text:p>
          </table:table-cell>
          <table:table-cell table:formula="of:=[.B11]*1000" office:value-type="float" office:value="-378.706295276506" calcext:value-type="float">
            <text:p>-378.7062952765</text:p>
          </table:table-cell>
          <table:table-cell/>
          <table:table-cell table:formula="of:=[.D11]-[.$D$43]" office:value-type="float" office:value="0.130744932453304" calcext:value-type="float">
            <text:p>0.1307449325</text:p>
          </table:table-cell>
          <table:table-cell table:formula="of:=[.E11]-[.$E$43]" office:value-type="float" office:value="-0.325353446420877" calcext:value-type="float">
            <text:p>-0.3253534464</text:p>
          </table:table-cell>
        </table:table-row>
        <table:table-row table:style-name="ro1">
          <table:table-cell office:value-type="float" office:value="-0.0252629494401745" calcext:value-type="float">
            <text:p>-0.0252629494</text:p>
          </table:table-cell>
          <table:table-cell office:value-type="float" office:value="-0.378873810270886" calcext:value-type="float">
            <text:p>-0.3788738103</text:p>
          </table:table-cell>
          <table:table-cell/>
          <table:table-cell table:formula="of:=[.A12]*1000" office:value-type="float" office:value="-25.2629494401745" calcext:value-type="float">
            <text:p>-25.2629494402</text:p>
          </table:table-cell>
          <table:table-cell table:formula="of:=[.B12]*1000" office:value-type="float" office:value="-378.873810270886" calcext:value-type="float">
            <text:p>-378.8738102709</text:p>
          </table:table-cell>
          <table:table-cell/>
          <table:table-cell table:formula="of:=[.D12]-[.$D$43]" office:value-type="float" office:value="0.236433671759805" calcext:value-type="float">
            <text:p>0.2364336718</text:p>
          </table:table-cell>
          <table:table-cell table:formula="of:=[.E12]-[.$E$43]" office:value-type="float" office:value="-0.492868440800862" calcext:value-type="float">
            <text:p>-0.4928684408</text:p>
          </table:table-cell>
        </table:table-row>
        <table:table-row table:style-name="ro1">
          <table:table-cell office:value-type="float" office:value="-0.0253791078266761" calcext:value-type="float">
            <text:p>-0.0253791078</text:p>
          </table:table-cell>
          <table:table-cell office:value-type="float" office:value="-0.379038600293027" calcext:value-type="float">
            <text:p>-0.3790386003</text:p>
          </table:table-cell>
          <table:table-cell/>
          <table:table-cell table:formula="of:=[.A13]*1000" office:value-type="float" office:value="-25.3791078266761" calcext:value-type="float">
            <text:p>-25.3791078267</text:p>
          </table:table-cell>
          <table:table-cell table:formula="of:=[.B13]*1000" office:value-type="float" office:value="-379.038600293027" calcext:value-type="float">
            <text:p>-379.038600293</text:p>
          </table:table-cell>
          <table:table-cell/>
          <table:table-cell table:formula="of:=[.D13]-[.$D$43]" office:value-type="float" office:value="0.120275285258206" calcext:value-type="float">
            <text:p>0.1202752853</text:p>
          </table:table-cell>
          <table:table-cell table:formula="of:=[.E13]-[.$E$43]" office:value-type="float" office:value="-0.657658462941924" calcext:value-type="float">
            <text:p>-0.6576584629</text:p>
          </table:table-cell>
        </table:table-row>
        <table:table-row table:style-name="ro1">
          <table:table-cell office:value-type="float" office:value="-0.0248499688945442" calcext:value-type="float">
            <text:p>-0.0248499689</text:p>
          </table:table-cell>
          <table:table-cell office:value-type="float" office:value="-0.377751658918104" calcext:value-type="float">
            <text:p>-0.3777516589</text:p>
          </table:table-cell>
          <table:table-cell/>
          <table:table-cell table:formula="of:=[.A14]*1000" office:value-type="float" office:value="-24.8499688945442" calcext:value-type="float">
            <text:p>-24.8499688945</text:p>
          </table:table-cell>
          <table:table-cell table:formula="of:=[.B14]*1000" office:value-type="float" office:value="-377.751658918104" calcext:value-type="float">
            <text:p>-377.7516589181</text:p>
          </table:table-cell>
          <table:table-cell/>
          <table:table-cell table:formula="of:=[.D14]-[.$D$43]" office:value-type="float" office:value="0.64941421739011" calcext:value-type="float">
            <text:p>0.6494142174</text:p>
          </table:table-cell>
          <table:table-cell table:formula="of:=[.E14]-[.$E$43]" office:value-type="float" office:value="0.629282911981136" calcext:value-type="float">
            <text:p>0.629282912</text:p>
          </table:table-cell>
        </table:table-row>
        <table:table-row table:style-name="ro1">
          <table:table-cell office:value-type="float" office:value="-0.025076210407285" calcext:value-type="float">
            <text:p>-0.0250762104</text:p>
          </table:table-cell>
          <table:table-cell office:value-type="float" office:value="-0.377999173983974" calcext:value-type="float">
            <text:p>-0.377999174</text:p>
          </table:table-cell>
          <table:table-cell/>
          <table:table-cell table:formula="of:=[.A15]*1000" office:value-type="float" office:value="-25.076210407285" calcext:value-type="float">
            <text:p>-25.0762104073</text:p>
          </table:table-cell>
          <table:table-cell table:formula="of:=[.B15]*1000" office:value-type="float" office:value="-377.999173983974" calcext:value-type="float">
            <text:p>-377.999173984</text:p>
          </table:table-cell>
          <table:table-cell/>
          <table:table-cell table:formula="of:=[.D15]-[.$D$43]" office:value-type="float" office:value="0.423172704649303" calcext:value-type="float">
            <text:p>0.4231727046</text:p>
          </table:table-cell>
          <table:table-cell table:formula="of:=[.E15]-[.$E$43]" office:value-type="float" office:value="0.381767846111075" calcext:value-type="float">
            <text:p>0.3817678461</text:p>
          </table:table-cell>
        </table:table-row>
        <table:table-row table:style-name="ro1">
          <table:table-cell office:value-type="float" office:value="-0.0251253388730488" calcext:value-type="float">
            <text:p>-0.0251253389</text:p>
          </table:table-cell>
          <table:table-cell office:value-type="float" office:value="-0.378076114461378" calcext:value-type="float">
            <text:p>-0.3780761145</text:p>
          </table:table-cell>
          <table:table-cell/>
          <table:table-cell table:formula="of:=[.A16]*1000" office:value-type="float" office:value="-25.1253388730488" calcext:value-type="float">
            <text:p>-25.125338873</text:p>
          </table:table-cell>
          <table:table-cell table:formula="of:=[.B16]*1000" office:value-type="float" office:value="-378.076114461378" calcext:value-type="float">
            <text:p>-378.0761144614</text:p>
          </table:table-cell>
          <table:table-cell/>
          <table:table-cell table:formula="of:=[.D16]-[.$D$43]" office:value-type="float" office:value="0.374044238885507" calcext:value-type="float">
            <text:p>0.3740442389</text:p>
          </table:table-cell>
          <table:table-cell table:formula="of:=[.E16]-[.$E$43]" office:value-type="float" office:value="0.304827368707151" calcext:value-type="float">
            <text:p>0.3048273687</text:p>
          </table:table-cell>
        </table:table-row>
        <table:table-row table:style-name="ro1">
          <table:table-cell office:value-type="float" office:value="-0.0253237765788479" calcext:value-type="float">
            <text:p>-0.0253237766</text:p>
          </table:table-cell>
          <table:table-cell office:value-type="float" office:value="-0.378358828152823" calcext:value-type="float">
            <text:p>-0.3783588282</text:p>
          </table:table-cell>
          <table:table-cell/>
          <table:table-cell table:formula="of:=[.A17]*1000" office:value-type="float" office:value="-25.3237765788479" calcext:value-type="float">
            <text:p>-25.3237765788</text:p>
          </table:table-cell>
          <table:table-cell table:formula="of:=[.B17]*1000" office:value-type="float" office:value="-378.358828152823" calcext:value-type="float">
            <text:p>-378.3588281528</text:p>
          </table:table-cell>
          <table:table-cell/>
          <table:table-cell table:formula="of:=[.D17]-[.$D$43]" office:value-type="float" office:value="0.175606533086409" calcext:value-type="float">
            <text:p>0.1756065331</text:p>
          </table:table-cell>
          <table:table-cell table:formula="of:=[.E17]-[.$E$43]" office:value-type="float" office:value="0.022113677262098" calcext:value-type="float">
            <text:p>0.0221136773</text:p>
          </table:table-cell>
        </table:table-row>
        <table:table-row table:style-name="ro1">
          <table:table-cell office:value-type="float" office:value="-0.0255321087157926" calcext:value-type="float">
            <text:p>-0.0255321087</text:p>
          </table:table-cell>
          <table:table-cell office:value-type="float" office:value="-0.378153284449563" calcext:value-type="float">
            <text:p>-0.3781532844</text:p>
          </table:table-cell>
          <table:table-cell/>
          <table:table-cell table:formula="of:=[.A18]*1000" office:value-type="float" office:value="-25.5321087157926" calcext:value-type="float">
            <text:p>-25.5321087158</text:p>
          </table:table-cell>
          <table:table-cell table:formula="of:=[.B18]*1000" office:value-type="float" office:value="-378.153284449563" calcext:value-type="float">
            <text:p>-378.1532844496</text:p>
          </table:table-cell>
          <table:table-cell/>
          <table:table-cell table:formula="of:=[.D18]-[.$D$43]" office:value-type="float" office:value="-0.0327256038582924" calcext:value-type="float">
            <text:p>-0.0327256039</text:p>
          </table:table-cell>
          <table:table-cell table:formula="of:=[.E18]-[.$E$43]" office:value-type="float" office:value="0.227657380522089" calcext:value-type="float">
            <text:p>0.2276573805</text:p>
          </table:table-cell>
        </table:table-row>
        <table:table-row table:style-name="ro1">
          <table:table-cell office:value-type="float" office:value="-0.0255048502693355" calcext:value-type="float">
            <text:p>-0.0255048503</text:p>
          </table:table-cell>
          <table:table-cell office:value-type="float" office:value="-0.378395823019872" calcext:value-type="float">
            <text:p>-0.378395823</text:p>
          </table:table-cell>
          <table:table-cell/>
          <table:table-cell table:formula="of:=[.A19]*1000" office:value-type="float" office:value="-25.5048502693355" calcext:value-type="float">
            <text:p>-25.5048502693</text:p>
          </table:table-cell>
          <table:table-cell table:formula="of:=[.B19]*1000" office:value-type="float" office:value="-378.395823019872" calcext:value-type="float">
            <text:p>-378.3958230199</text:p>
          </table:table-cell>
          <table:table-cell/>
          <table:table-cell table:formula="of:=[.D19]-[.$D$43]" office:value-type="float" office:value="-0.00546715740119552" calcext:value-type="float">
            <text:p>-0.0054671574</text:p>
          </table:table-cell>
          <table:table-cell table:formula="of:=[.E19]-[.$E$43]" office:value-type="float" office:value="-0.0148811897868768" calcext:value-type="float">
            <text:p>-0.0148811898</text:p>
          </table:table-cell>
        </table:table-row>
        <table:table-row table:style-name="ro1">
          <table:table-cell office:value-type="float" office:value="-0.0257587859347939" calcext:value-type="float">
            <text:p>-0.0257587859</text:p>
          </table:table-cell>
          <table:table-cell office:value-type="float" office:value="-0.378579259995145" calcext:value-type="float">
            <text:p>-0.37857926</text:p>
          </table:table-cell>
          <table:table-cell/>
          <table:table-cell table:formula="of:=[.A20]*1000" office:value-type="float" office:value="-25.7587859347939" calcext:value-type="float">
            <text:p>-25.7587859348</text:p>
          </table:table-cell>
          <table:table-cell table:formula="of:=[.B20]*1000" office:value-type="float" office:value="-378.579259995145" calcext:value-type="float">
            <text:p>-378.5792599951</text:p>
          </table:table-cell>
          <table:table-cell/>
          <table:table-cell table:formula="of:=[.D20]-[.$D$43]" office:value-type="float" office:value="-0.259402822859592" calcext:value-type="float">
            <text:p>-0.2594028229</text:p>
          </table:table-cell>
          <table:table-cell table:formula="of:=[.E20]-[.$E$43]" office:value-type="float" office:value="-0.198318165059902" calcext:value-type="float">
            <text:p>-0.1983181651</text:p>
          </table:table-cell>
        </table:table-row>
        <table:table-row table:style-name="ro1">
          <table:table-cell office:value-type="float" office:value="-0.0256684780680725" calcext:value-type="float">
            <text:p>-0.0256684781</text:p>
          </table:table-cell>
          <table:table-cell office:value-type="float" office:value="-0.378725177982434" calcext:value-type="float">
            <text:p>-0.378725178</text:p>
          </table:table-cell>
          <table:table-cell/>
          <table:table-cell table:formula="of:=[.A21]*1000" office:value-type="float" office:value="-25.6684780680725" calcext:value-type="float">
            <text:p>-25.6684780681</text:p>
          </table:table-cell>
          <table:table-cell table:formula="of:=[.B21]*1000" office:value-type="float" office:value="-378.725177982434" calcext:value-type="float">
            <text:p>-378.7251779824</text:p>
          </table:table-cell>
          <table:table-cell/>
          <table:table-cell table:formula="of:=[.D21]-[.$D$43]" office:value-type="float" office:value="-0.169094956138192" calcext:value-type="float">
            <text:p>-0.1690949561</text:p>
          </table:table-cell>
          <table:table-cell table:formula="of:=[.E21]-[.$E$43]" office:value-type="float" office:value="-0.344236152348913" calcext:value-type="float">
            <text:p>-0.3442361523</text:p>
          </table:table-cell>
        </table:table-row>
        <table:table-row table:style-name="ro1">
          <table:table-cell office:value-type="float" office:value="-0.0257088074491424" calcext:value-type="float">
            <text:p>-0.0257088074</text:p>
          </table:table-cell>
          <table:table-cell office:value-type="float" office:value="-0.378556335305353" calcext:value-type="float">
            <text:p>-0.3785563353</text:p>
          </table:table-cell>
          <table:table-cell/>
          <table:table-cell table:formula="of:=[.A22]*1000" office:value-type="float" office:value="-25.7088074491424" calcext:value-type="float">
            <text:p>-25.7088074491</text:p>
          </table:table-cell>
          <table:table-cell table:formula="of:=[.B22]*1000" office:value-type="float" office:value="-378.556335305353" calcext:value-type="float">
            <text:p>-378.5563353054</text:p>
          </table:table-cell>
          <table:table-cell/>
          <table:table-cell table:formula="of:=[.D22]-[.$D$43]" office:value-type="float" office:value="-0.209424337208095" calcext:value-type="float">
            <text:p>-0.2094243372</text:p>
          </table:table-cell>
          <table:table-cell table:formula="of:=[.E22]-[.$E$43]" office:value-type="float" office:value="-0.175393475267924" calcext:value-type="float">
            <text:p>-0.1753934753</text:p>
          </table:table-cell>
        </table:table-row>
        <table:table-row table:style-name="ro1">
          <table:table-cell office:value-type="float" office:value="-0.0258085891130397" calcext:value-type="float">
            <text:p>-0.0258085891</text:p>
          </table:table-cell>
          <table:table-cell office:value-type="float" office:value="-0.378728358039864" calcext:value-type="float">
            <text:p>-0.378728358</text:p>
          </table:table-cell>
          <table:table-cell/>
          <table:table-cell table:formula="of:=[.A23]*1000" office:value-type="float" office:value="-25.8085891130397" calcext:value-type="float">
            <text:p>-25.808589113</text:p>
          </table:table-cell>
          <table:table-cell table:formula="of:=[.B23]*1000" office:value-type="float" office:value="-378.728358039864" calcext:value-type="float">
            <text:p>-378.7283580399</text:p>
          </table:table-cell>
          <table:table-cell/>
          <table:table-cell table:formula="of:=[.D23]-[.$D$43]" office:value-type="float" office:value="-0.309206001105391" calcext:value-type="float">
            <text:p>-0.3092060011</text:p>
          </table:table-cell>
          <table:table-cell table:formula="of:=[.E23]-[.$E$43]" office:value-type="float" office:value="-0.347416209778885" calcext:value-type="float">
            <text:p>-0.3474162098</text:p>
          </table:table-cell>
        </table:table-row>
        <table:table-row table:style-name="ro1">
          <table:table-cell office:value-type="float" office:value="-0.0254737712958694" calcext:value-type="float">
            <text:p>-0.0254737713</text:p>
          </table:table-cell>
          <table:table-cell office:value-type="float" office:value="-0.377728630988885" calcext:value-type="float">
            <text:p>-0.377728631</text:p>
          </table:table-cell>
          <table:table-cell/>
          <table:table-cell table:formula="of:=[.A24]*1000" office:value-type="float" office:value="-25.4737712958694" calcext:value-type="float">
            <text:p>-25.4737712959</text:p>
          </table:table-cell>
          <table:table-cell table:formula="of:=[.B24]*1000" office:value-type="float" office:value="-377.728630988885" calcext:value-type="float">
            <text:p>-377.7286309889</text:p>
          </table:table-cell>
          <table:table-cell/>
          <table:table-cell table:formula="of:=[.D24]-[.$D$43]" office:value-type="float" office:value="0.0256118160649059" calcext:value-type="float">
            <text:p>0.0256118161</text:p>
          </table:table-cell>
          <table:table-cell table:formula="of:=[.E24]-[.$E$43]" office:value-type="float" office:value="0.652310841200119" calcext:value-type="float">
            <text:p>0.6523108412</text:p>
          </table:table-cell>
        </table:table-row>
        <table:table-row table:style-name="ro1">
          <table:table-cell office:value-type="float" office:value="-0.0258023929862175" calcext:value-type="float">
            <text:p>-0.025802393</text:p>
          </table:table-cell>
          <table:table-cell office:value-type="float" office:value="-0.377933756169432" calcext:value-type="float">
            <text:p>-0.3779337562</text:p>
          </table:table-cell>
          <table:table-cell/>
          <table:table-cell table:formula="of:=[.A25]*1000" office:value-type="float" office:value="-25.8023929862175" calcext:value-type="float">
            <text:p>-25.8023929862</text:p>
          </table:table-cell>
          <table:table-cell table:formula="of:=[.B25]*1000" office:value-type="float" office:value="-377.933756169432" calcext:value-type="float">
            <text:p>-377.9337561694</text:p>
          </table:table-cell>
          <table:table-cell/>
          <table:table-cell table:formula="of:=[.D25]-[.$D$43]" office:value-type="float" office:value="-0.303009874283195" calcext:value-type="float">
            <text:p>-0.3030098743</text:p>
          </table:table-cell>
          <table:table-cell table:formula="of:=[.E25]-[.$E$43]" office:value-type="float" office:value="0.447185660653076" calcext:value-type="float">
            <text:p>0.4471856607</text:p>
          </table:table-cell>
        </table:table-row>
        <table:table-row table:style-name="ro1">
          <table:table-cell office:value-type="float" office:value="-0.0257429866269201" calcext:value-type="float">
            <text:p>-0.0257429866</text:p>
          </table:table-cell>
          <table:table-cell office:value-type="float" office:value="-0.378111713258586" calcext:value-type="float">
            <text:p>-0.3781117133</text:p>
          </table:table-cell>
          <table:table-cell/>
          <table:table-cell table:formula="of:=[.A26]*1000" office:value-type="float" office:value="-25.7429866269201" calcext:value-type="float">
            <text:p>-25.7429866269</text:p>
          </table:table-cell>
          <table:table-cell table:formula="of:=[.B26]*1000" office:value-type="float" office:value="-378.111713258586" calcext:value-type="float">
            <text:p>-378.1117132586</text:p>
          </table:table-cell>
          <table:table-cell/>
          <table:table-cell table:formula="of:=[.D26]-[.$D$43]" office:value-type="float" office:value="-0.243603514985789" calcext:value-type="float">
            <text:p>-0.243603515</text:p>
          </table:table-cell>
          <table:table-cell table:formula="of:=[.E26]-[.$E$43]" office:value-type="float" office:value="0.269228571499127" calcext:value-type="float">
            <text:p>0.2692285715</text:p>
          </table:table-cell>
        </table:table-row>
        <table:table-row table:style-name="ro1">
          <table:table-cell office:value-type="float" office:value="-0.0255218318642469" calcext:value-type="float">
            <text:p>-0.0255218319</text:p>
          </table:table-cell>
          <table:table-cell office:value-type="float" office:value="-0.378435066100945" calcext:value-type="float">
            <text:p>-0.3784350661</text:p>
          </table:table-cell>
          <table:table-cell/>
          <table:table-cell table:formula="of:=[.A27]*1000" office:value-type="float" office:value="-25.5218318642469" calcext:value-type="float">
            <text:p>-25.5218318642</text:p>
          </table:table-cell>
          <table:table-cell table:formula="of:=[.B27]*1000" office:value-type="float" office:value="-378.435066100945" calcext:value-type="float">
            <text:p>-378.4350661009</text:p>
          </table:table-cell>
          <table:table-cell/>
          <table:table-cell table:formula="of:=[.D27]-[.$D$43]" office:value-type="float" office:value="-0.0224487523125916" calcext:value-type="float">
            <text:p>-0.0224487523</text:p>
          </table:table-cell>
          <table:table-cell table:formula="of:=[.E27]-[.$E$43]" office:value-type="float" office:value="-0.0541242708598588" calcext:value-type="float">
            <text:p>-0.0541242709</text:p>
          </table:table-cell>
        </table:table-row>
        <table:table-row table:style-name="ro1">
          <table:table-cell office:value-type="float" office:value="-0.0255501310251525" calcext:value-type="float">
            <text:p>-0.025550131</text:p>
          </table:table-cell>
          <table:table-cell office:value-type="float" office:value="-0.378784900798139" calcext:value-type="float">
            <text:p>-0.3787849008</text:p>
          </table:table-cell>
          <table:table-cell/>
          <table:table-cell table:formula="of:=[.A28]*1000" office:value-type="float" office:value="-25.5501310251525" calcext:value-type="float">
            <text:p>-25.5501310252</text:p>
          </table:table-cell>
          <table:table-cell table:formula="of:=[.B28]*1000" office:value-type="float" office:value="-378.784900798139" calcext:value-type="float">
            <text:p>-378.7849007981</text:p>
          </table:table-cell>
          <table:table-cell/>
          <table:table-cell table:formula="of:=[.D28]-[.$D$43]" office:value-type="float" office:value="-0.0507479132181921" calcext:value-type="float">
            <text:p>-0.0507479132</text:p>
          </table:table-cell>
          <table:table-cell table:formula="of:=[.E28]-[.$E$43]" office:value-type="float" office:value="-0.403958968053928" calcext:value-type="float">
            <text:p>-0.4039589681</text:p>
          </table:table-cell>
        </table:table-row>
        <table:table-row table:style-name="ro1">
          <table:table-cell office:value-type="float" office:value="-0.0255835131501248" calcext:value-type="float">
            <text:p>-0.0255835132</text:p>
          </table:table-cell>
          <table:table-cell office:value-type="float" office:value="-0.378678001284969" calcext:value-type="float">
            <text:p>-0.3786780013</text:p>
          </table:table-cell>
          <table:table-cell/>
          <table:table-cell table:formula="of:=[.A29]*1000" office:value-type="float" office:value="-25.5835131501248" calcext:value-type="float">
            <text:p>-25.5835131501</text:p>
          </table:table-cell>
          <table:table-cell table:formula="of:=[.B29]*1000" office:value-type="float" office:value="-378.678001284969" calcext:value-type="float">
            <text:p>-378.678001285</text:p>
          </table:table-cell>
          <table:table-cell/>
          <table:table-cell table:formula="of:=[.D29]-[.$D$43]" office:value-type="float" office:value="-0.0841300381904944" calcext:value-type="float">
            <text:p>-0.0841300382</text:p>
          </table:table-cell>
          <table:table-cell table:formula="of:=[.E29]-[.$E$43]" office:value-type="float" office:value="-0.297059454883879" calcext:value-type="float">
            <text:p>-0.2970594549</text:p>
          </table:table-cell>
        </table:table-row>
        <table:table-row table:style-name="ro1">
          <table:table-cell office:value-type="float" office:value="-0.0257057573560637" calcext:value-type="float">
            <text:p>-0.0257057574</text:p>
          </table:table-cell>
          <table:table-cell office:value-type="float" office:value="-0.379182271645192" calcext:value-type="float">
            <text:p>-0.3791822716</text:p>
          </table:table-cell>
          <table:table-cell/>
          <table:table-cell table:formula="of:=[.A30]*1000" office:value-type="float" office:value="-25.7057573560637" calcext:value-type="float">
            <text:p>-25.7057573561</text:p>
          </table:table-cell>
          <table:table-cell table:formula="of:=[.B30]*1000" office:value-type="float" office:value="-379.182271645192" calcext:value-type="float">
            <text:p>-379.1822716452</text:p>
          </table:table-cell>
          <table:table-cell/>
          <table:table-cell table:formula="of:=[.D30]-[.$D$43]" office:value-type="float" office:value="-0.206374244129393" calcext:value-type="float">
            <text:p>-0.2063742441</text:p>
          </table:table-cell>
          <table:table-cell table:formula="of:=[.E30]-[.$E$43]" office:value-type="float" office:value="-0.801329815106897" calcext:value-type="float">
            <text:p>-0.8013298151</text:p>
          </table:table-cell>
        </table:table-row>
        <table:table-row table:style-name="ro1">
          <table:table-cell office:value-type="float" office:value="-0.0254709715219205" calcext:value-type="float">
            <text:p>-0.0254709715</text:p>
          </table:table-cell>
          <table:table-cell office:value-type="float" office:value="-0.37909861517154" calcext:value-type="float">
            <text:p>-0.3790986152</text:p>
          </table:table-cell>
          <table:table-cell/>
          <table:table-cell table:formula="of:=[.A31]*1000" office:value-type="float" office:value="-25.4709715219205" calcext:value-type="float">
            <text:p>-25.4709715219</text:p>
          </table:table-cell>
          <table:table-cell table:formula="of:=[.B31]*1000" office:value-type="float" office:value="-379.09861517154" calcext:value-type="float">
            <text:p>-379.0986151715</text:p>
          </table:table-cell>
          <table:table-cell/>
          <table:table-cell table:formula="of:=[.D31]-[.$D$43]" office:value-type="float" office:value="0.0284115900138104" calcext:value-type="float">
            <text:p>0.02841159</text:p>
          </table:table-cell>
          <table:table-cell table:formula="of:=[.E31]-[.$E$43]" office:value-type="float" office:value="-0.717673341454827" calcext:value-type="float">
            <text:p>-0.7176733415</text:p>
          </table:table-cell>
        </table:table-row>
        <table:table-row table:style-name="ro1">
          <table:table-cell office:value-type="float" office:value="-0.0241826792661961" calcext:value-type="float">
            <text:p>-0.0241826793</text:p>
          </table:table-cell>
          <table:table-cell office:value-type="float" office:value="-0.378744714868412" calcext:value-type="float">
            <text:p>-0.3787447149</text:p>
          </table:table-cell>
          <table:table-cell/>
          <table:table-cell table:formula="of:=[.A32]*1000" office:value-type="float" office:value="-24.1826792661961" calcext:value-type="float">
            <text:p>-24.1826792662</text:p>
          </table:table-cell>
          <table:table-cell table:formula="of:=[.B32]*1000" office:value-type="float" office:value="-378.744714868412" calcext:value-type="float">
            <text:p>-378.7447148684</text:p>
          </table:table-cell>
          <table:table-cell/>
          <table:table-cell table:formula="of:=[.D32]-[.$D$43]" office:value-type="float" office:value="1.31670384573821" calcext:value-type="float">
            <text:p>1.3167038457</text:p>
          </table:table-cell>
          <table:table-cell table:formula="of:=[.E32]-[.$E$43]" office:value-type="float" office:value="-0.36377303832694" calcext:value-type="float">
            <text:p>-0.3637730383</text:p>
          </table:table-cell>
        </table:table-row>
        <table:table-row table:style-name="ro1">
          <table:table-cell office:value-type="float" office:value="-0.0246409952100361" calcext:value-type="float">
            <text:p>-0.0246409952</text:p>
          </table:table-cell>
          <table:table-cell office:value-type="float" office:value="-0.378690014134917" calcext:value-type="float">
            <text:p>-0.3786900141</text:p>
          </table:table-cell>
          <table:table-cell/>
          <table:table-cell table:formula="of:=[.A33]*1000" office:value-type="float" office:value="-24.6409952100361" calcext:value-type="float">
            <text:p>-24.64099521</text:p>
          </table:table-cell>
          <table:table-cell table:formula="of:=[.B33]*1000" office:value-type="float" office:value="-378.690014134917" calcext:value-type="float">
            <text:p>-378.6900141349</text:p>
          </table:table-cell>
          <table:table-cell/>
          <table:table-cell table:formula="of:=[.D33]-[.$D$43]" office:value-type="float" office:value="0.858387901898208" calcext:value-type="float">
            <text:p>0.8583879019</text:p>
          </table:table-cell>
          <table:table-cell table:formula="of:=[.E33]-[.$E$43]" office:value-type="float" office:value="-0.309072304831886" calcext:value-type="float">
            <text:p>-0.3090723048</text:p>
          </table:table-cell>
        </table:table-row>
        <table:table-row table:style-name="ro1">
          <table:table-cell office:value-type="float" office:value="-0.0247574364328186" calcext:value-type="float">
            <text:p>-0.0247574364</text:p>
          </table:table-cell>
          <table:table-cell office:value-type="float" office:value="-0.378533608211166" calcext:value-type="float">
            <text:p>-0.3785336082</text:p>
          </table:table-cell>
          <table:table-cell/>
          <table:table-cell table:formula="of:=[.A34]*1000" office:value-type="float" office:value="-24.7574364328186" calcext:value-type="float">
            <text:p>-24.7574364328</text:p>
          </table:table-cell>
          <table:table-cell table:formula="of:=[.B34]*1000" office:value-type="float" office:value="-378.533608211166" calcext:value-type="float">
            <text:p>-378.5336082112</text:p>
          </table:table-cell>
          <table:table-cell/>
          <table:table-cell table:formula="of:=[.D34]-[.$D$43]" office:value-type="float" office:value="0.741946679115706" calcext:value-type="float">
            <text:p>0.7419466791</text:p>
          </table:table-cell>
          <table:table-cell table:formula="of:=[.E34]-[.$E$43]" office:value-type="float" office:value="-0.152666381080905" calcext:value-type="float">
            <text:p>-0.1526663811</text:p>
          </table:table-cell>
        </table:table-row>
        <table:table-row table:style-name="ro1">
          <table:table-cell office:value-type="float" office:value="-0.0249578271716227" calcext:value-type="float">
            <text:p>-0.0249578272</text:p>
          </table:table-cell>
          <table:table-cell office:value-type="float" office:value="-0.378451973792503" calcext:value-type="float">
            <text:p>-0.3784519738</text:p>
          </table:table-cell>
          <table:table-cell/>
          <table:table-cell table:formula="of:=[.A35]*1000" office:value-type="float" office:value="-24.9578271716227" calcext:value-type="float">
            <text:p>-24.9578271716</text:p>
          </table:table-cell>
          <table:table-cell table:formula="of:=[.B35]*1000" office:value-type="float" office:value="-378.451973792503" calcext:value-type="float">
            <text:p>-378.4519737925</text:p>
          </table:table-cell>
          <table:table-cell/>
          <table:table-cell table:formula="of:=[.D35]-[.$D$43]" office:value-type="float" office:value="0.541555940311607" calcext:value-type="float">
            <text:p>0.5415559403</text:p>
          </table:table-cell>
          <table:table-cell table:formula="of:=[.E35]-[.$E$43]" office:value-type="float" office:value="-0.0710319624178624" calcext:value-type="float">
            <text:p>-0.0710319624</text:p>
          </table:table-cell>
        </table:table-row>
        <table:table-row table:style-name="ro1">
          <table:table-cell office:value-type="float" office:value="-0.0257036007025223" calcext:value-type="float">
            <text:p>-0.0257036007</text:p>
          </table:table-cell>
          <table:table-cell office:value-type="float" office:value="-0.378470995144651" calcext:value-type="float">
            <text:p>-0.3784709951</text:p>
          </table:table-cell>
          <table:table-cell/>
          <table:table-cell table:formula="of:=[.A36]*1000" office:value-type="float" office:value="-25.7036007025223" calcext:value-type="float">
            <text:p>-25.7036007025</text:p>
          </table:table-cell>
          <table:table-cell table:formula="of:=[.B36]*1000" office:value-type="float" office:value="-378.470995144651" calcext:value-type="float">
            <text:p>-378.4709951447</text:p>
          </table:table-cell>
          <table:table-cell/>
          <table:table-cell table:formula="of:=[.D36]-[.$D$43]" office:value-type="float" office:value="-0.204217590587994" calcext:value-type="float">
            <text:p>-0.2042175906</text:p>
          </table:table-cell>
          <table:table-cell table:formula="of:=[.E36]-[.$E$43]" office:value-type="float" office:value="-0.090053314565921" calcext:value-type="float">
            <text:p>-0.0900533146</text:p>
          </table:table-cell>
        </table:table-row>
        <table:table-row table:style-name="ro1">
          <table:table-cell office:value-type="float" office:value="-0.0255027276288392" calcext:value-type="float">
            <text:p>-0.0255027276</text:p>
          </table:table-cell>
          <table:table-cell office:value-type="float" office:value="-0.378438521446777" calcext:value-type="float">
            <text:p>-0.3784385214</text:p>
          </table:table-cell>
          <table:table-cell/>
          <table:table-cell table:formula="of:=[.A37]*1000" office:value-type="float" office:value="-25.5027276288392" calcext:value-type="float">
            <text:p>-25.5027276288</text:p>
          </table:table-cell>
          <table:table-cell table:formula="of:=[.B37]*1000" office:value-type="float" office:value="-378.438521446777" calcext:value-type="float">
            <text:p>-378.4385214468</text:p>
          </table:table-cell>
          <table:table-cell/>
          <table:table-cell table:formula="of:=[.D37]-[.$D$43]" office:value-type="float" office:value="-0.00334451690489246" calcext:value-type="float">
            <text:p>-0.0033445169</text:p>
          </table:table-cell>
          <table:table-cell table:formula="of:=[.E37]-[.$E$43]" office:value-type="float" office:value="-0.0575796166918963" calcext:value-type="float">
            <text:p>-0.0575796167</text:p>
          </table:table-cell>
        </table:table-row>
        <table:table-row table:style-name="ro1">
          <table:table-cell office:value-type="float" office:value="-0.025675222515835" calcext:value-type="float">
            <text:p>-0.0256752225</text:p>
          </table:table-cell>
          <table:table-cell office:value-type="float" office:value="-0.378340115359131" calcext:value-type="float">
            <text:p>-0.3783401154</text:p>
          </table:table-cell>
          <table:table-cell/>
          <table:table-cell table:formula="of:=[.A38]*1000" office:value-type="float" office:value="-25.675222515835" calcext:value-type="float">
            <text:p>-25.6752225158</text:p>
          </table:table-cell>
          <table:table-cell table:formula="of:=[.B38]*1000" office:value-type="float" office:value="-378.340115359131" calcext:value-type="float">
            <text:p>-378.3401153591</text:p>
          </table:table-cell>
          <table:table-cell/>
          <table:table-cell table:formula="of:=[.D38]-[.$D$43]" office:value-type="float" office:value="-0.175839403900692" calcext:value-type="float">
            <text:p>-0.1758394039</text:p>
          </table:table-cell>
          <table:table-cell table:formula="of:=[.E38]-[.$E$43]" office:value-type="float" office:value="0.0408264709540731" calcext:value-type="float">
            <text:p>0.040826471</text:p>
          </table:table-cell>
        </table:table-row>
        <table:table-row table:style-name="ro1">
          <table:table-cell office:value-type="float" office:value="-0.0258217386125574" calcext:value-type="float">
            <text:p>-0.0258217386</text:p>
          </table:table-cell>
          <table:table-cell office:value-type="float" office:value="-0.378145807833842" calcext:value-type="float">
            <text:p>-0.3781458078</text:p>
          </table:table-cell>
          <table:table-cell/>
          <table:table-cell table:formula="of:=[.A39]*1000" office:value-type="float" office:value="-25.8217386125574" calcext:value-type="float">
            <text:p>-25.8217386126</text:p>
          </table:table-cell>
          <table:table-cell table:formula="of:=[.B39]*1000" office:value-type="float" office:value="-378.145807833842" calcext:value-type="float">
            <text:p>-378.1458078338</text:p>
          </table:table-cell>
          <table:table-cell/>
          <table:table-cell table:formula="of:=[.D39]-[.$D$43]" office:value-type="float" office:value="-0.322355500623093" calcext:value-type="float">
            <text:p>-0.3223555006</text:p>
          </table:table-cell>
          <table:table-cell table:formula="of:=[.E39]-[.$E$43]" office:value-type="float" office:value="0.235133996243064" calcext:value-type="float">
            <text:p>0.2351339962</text:p>
          </table:table-cell>
        </table:table-row>
        <table:table-row table:style-name="ro1">
          <table:table-cell office:value-type="float" office:value="-0.0263498085430691" calcext:value-type="float">
            <text:p>-0.0263498085</text:p>
          </table:table-cell>
          <table:table-cell office:value-type="float" office:value="-0.378102347531413" calcext:value-type="float">
            <text:p>-0.3781023475</text:p>
          </table:table-cell>
          <table:table-cell/>
          <table:table-cell table:formula="of:=[.A40]*1000" office:value-type="float" office:value="-26.3498085430691" calcext:value-type="float">
            <text:p>-26.3498085431</text:p>
          </table:table-cell>
          <table:table-cell table:formula="of:=[.B40]*1000" office:value-type="float" office:value="-378.102347531413" calcext:value-type="float">
            <text:p>-378.1023475314</text:p>
          </table:table-cell>
          <table:table-cell/>
          <table:table-cell table:formula="of:=[.D40]-[.$D$43]" office:value-type="float" office:value="-0.850425431134791" calcext:value-type="float">
            <text:p>-0.8504254311</text:p>
          </table:table-cell>
          <table:table-cell table:formula="of:=[.E40]-[.$E$43]" office:value-type="float" office:value="0.27859429867209" calcext:value-type="float">
            <text:p>0.2785942987</text:p>
          </table:table-cell>
        </table:table-row>
        <table:table-row table:style-name="ro1">
          <table:table-cell office:value-type="float" office:value="-0.0265764450068082" calcext:value-type="float">
            <text:p>-0.026576445</text:p>
          </table:table-cell>
          <table:table-cell office:value-type="float" office:value="-0.377673005035836" calcext:value-type="float">
            <text:p>-0.3776730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Calculate the average result in x and y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AVERAGE([.D4:.D40])" office:value-type="float" office:value="-25.4993831119343" calcext:value-type="float">
            <text:p>-25.4993831119</text:p>
          </table:table-cell>
          <table:table-cell table:formula="of:=AVERAGE([.E4:.E40])" office:value-type="float" office:value="-378.380941830085" calcext:value-type="float">
            <text:p>-378.38094183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0/00/0000</text:date>, <text:time style:data-style-name="N2" text:time-value="11:49:29.145180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7T12:08:56.760999923</dc:date>
    <meta:editing-duration>PT50M47S</meta:editing-duration>
    <meta:editing-cycles>8</meta:editing-cycles>
    <meta:generator>LibreOffice/5.1.6.2$Linux_X86_64 LibreOffice_project/10m0$Build-2</meta:generator>
    <meta:document-statistic meta:table-count="1" meta:cell-count="2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6cm" chart:style-name="ch2">
          <text:p>Accuracy_test</text:p>
        </chart:title>
        <chart:legend chart:legend-position="end" svg:x="13.181cm" svg:y="4.201cm" style:legend-expansion="high" chart:style-name="ch3"/>
        <chart:plot-area chart:style-name="ch4" table:cell-range-address="test2_base_optical_poses.G4:test2_base_optical_poses.H40" chart:data-source-has-labels="row" svg:x="1.331cm" svg:y="1.275cm" svg:width="11.53cm" svg:height="6.564cm">
          <chartooo:coordinate-region svg:x="1.477cm" svg:y="1.474cm" svg:width="11.144cm" svg:height="6.166cm"/>
          <chart:axis chart:dimension="x" chart:name="primary-x" chart:style-name="ch5">
            <chart:title svg:x="6.589cm" svg:y="8.019cm" chart:style-name="ch6">
              <text:p>X[mm]</text:p>
            </chart:title>
            <chart:grid chart:style-name="ch7" chart:class="major"/>
          </chart:axis>
          <chart:axis chart:dimension="y" chart:name="primary-y" chart:style-name="ch5">
            <chart:title svg:x="0.451cm" svg:y="5.064cm" chart:style-name="ch8">
              <text:p>Y[mm]</text:p>
            </chart:title>
            <chart:grid chart:style-name="ch7" chart:class="major"/>
          </chart:axis>
          <chart:series chart:style-name="ch9" chart:values-cell-range-address="test2_base_optical_poses.H4:test2_base_optical_poses.H40" loext:label-string="center_points" chart:class="chart:scatter">
            <chart:domain table:cell-range-address="test2_base_optical_poses.G4:test2_base_optical_poses.G40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enter_po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654902923731392">
                <text:p>-0.654902923731392</text:p>
                <draw:g>
                  <svg:desc>test2_base_optical_poses.G4:test2_base_optical_poses.G40</svg:desc>
                </draw:g>
              </table:table-cell>
              <table:table-cell office:value-type="float" office:value="1.06130029952112">
                <text:p>1.06130029952112</text:p>
                <draw:g>
                  <svg:desc>test2_base_optical_poses.H4:test2_base_optical_poses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21709437415694">
                <text:p>-0.721709437415694</text:p>
              </table:table-cell>
              <table:table-cell office:value-type="float" office:value="0.802590588194107">
                <text:p>0.802590588194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04260386762992">
                <text:p>-0.404260386762992</text:p>
              </table:table-cell>
              <table:table-cell office:value-type="float" office:value="0.591834605167094">
                <text:p>0.591834605167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1028901147794">
                <text:p>-0.111028901147794</text:p>
              </table:table-cell>
              <table:table-cell office:value-type="float" office:value="0.368110984320083">
                <text:p>0.368110984320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1786226850509">
                <text:p>-0.21786226850509</text:p>
              </table:table-cell>
              <table:table-cell office:value-type="float" office:value="0.013892405337117">
                <text:p>0.013892405337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6269284705094">
                <text:p>0.0206269284705094</text:p>
              </table:table-cell>
              <table:table-cell office:value-type="float" office:value="-0.0792536692829344">
                <text:p>-0.0792536692829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81354708690494">
                <text:p>-0.081354708690494</text:p>
              </table:table-cell>
              <table:table-cell office:value-type="float" office:value="-0.37295622637987">
                <text:p>-0.37295622637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0744932453304">
                <text:p>0.130744932453304</text:p>
              </table:table-cell>
              <table:table-cell office:value-type="float" office:value="-0.325353446420877">
                <text:p>-0.325353446420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6433671759805">
                <text:p>0.236433671759805</text:p>
              </table:table-cell>
              <table:table-cell office:value-type="float" office:value="-0.492868440800862">
                <text:p>-0.492868440800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0275285258206">
                <text:p>0.120275285258206</text:p>
              </table:table-cell>
              <table:table-cell office:value-type="float" office:value="-0.657658462941924">
                <text:p>-0.657658462941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941421739011">
                <text:p>0.64941421739011</text:p>
              </table:table-cell>
              <table:table-cell office:value-type="float" office:value="0.629282911981136">
                <text:p>0.629282911981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3172704649303">
                <text:p>0.423172704649303</text:p>
              </table:table-cell>
              <table:table-cell office:value-type="float" office:value="0.381767846111075">
                <text:p>0.381767846111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4044238885507">
                <text:p>0.374044238885507</text:p>
              </table:table-cell>
              <table:table-cell office:value-type="float" office:value="0.304827368707151">
                <text:p>0.304827368707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5606533086409">
                <text:p>0.175606533086409</text:p>
              </table:table-cell>
              <table:table-cell office:value-type="float" office:value="0.022113677262098">
                <text:p>0.022113677262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327256038582924">
                <text:p>-0.0327256038582924</text:p>
              </table:table-cell>
              <table:table-cell office:value-type="float" office:value="0.227657380522089">
                <text:p>0.227657380522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546715740119552">
                <text:p>-0.00546715740119552</text:p>
              </table:table-cell>
              <table:table-cell office:value-type="float" office:value="-0.0148811897868768">
                <text:p>-0.0148811897868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59402822859592">
                <text:p>-0.259402822859592</text:p>
              </table:table-cell>
              <table:table-cell office:value-type="float" office:value="-0.198318165059902">
                <text:p>-0.198318165059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69094956138192">
                <text:p>-0.169094956138192</text:p>
              </table:table-cell>
              <table:table-cell office:value-type="float" office:value="-0.344236152348913">
                <text:p>-0.344236152348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09424337208095">
                <text:p>-0.209424337208095</text:p>
              </table:table-cell>
              <table:table-cell office:value-type="float" office:value="-0.175393475267924">
                <text:p>-0.175393475267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09206001105391">
                <text:p>-0.309206001105391</text:p>
              </table:table-cell>
              <table:table-cell office:value-type="float" office:value="-0.347416209778885">
                <text:p>-0.347416209778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6118160649059">
                <text:p>0.0256118160649059</text:p>
              </table:table-cell>
              <table:table-cell office:value-type="float" office:value="0.652310841200119">
                <text:p>0.652310841200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03009874283195">
                <text:p>-0.303009874283195</text:p>
              </table:table-cell>
              <table:table-cell office:value-type="float" office:value="0.447185660653076">
                <text:p>0.447185660653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43603514985789">
                <text:p>-0.243603514985789</text:p>
              </table:table-cell>
              <table:table-cell office:value-type="float" office:value="0.269228571499127">
                <text:p>0.2692285714991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24487523125916">
                <text:p>-0.0224487523125916</text:p>
              </table:table-cell>
              <table:table-cell office:value-type="float" office:value="-0.0541242708598588">
                <text:p>-0.0541242708598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07479132181921">
                <text:p>-0.0507479132181921</text:p>
              </table:table-cell>
              <table:table-cell office:value-type="float" office:value="-0.403958968053928">
                <text:p>-0.4039589680539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41300381904944">
                <text:p>-0.0841300381904944</text:p>
              </table:table-cell>
              <table:table-cell office:value-type="float" office:value="-0.297059454883879">
                <text:p>-0.297059454883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06374244129393">
                <text:p>-0.206374244129393</text:p>
              </table:table-cell>
              <table:table-cell office:value-type="float" office:value="-0.801329815106897">
                <text:p>-0.801329815106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4115900138104">
                <text:p>0.0284115900138104</text:p>
              </table:table-cell>
              <table:table-cell office:value-type="float" office:value="-0.717673341454827">
                <text:p>-0.717673341454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1670384573821">
                <text:p>1.31670384573821</text:p>
              </table:table-cell>
              <table:table-cell office:value-type="float" office:value="-0.36377303832694">
                <text:p>-0.363773038326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58387901898208">
                <text:p>0.858387901898208</text:p>
              </table:table-cell>
              <table:table-cell office:value-type="float" office:value="-0.309072304831886">
                <text:p>-0.309072304831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1946679115706">
                <text:p>0.741946679115706</text:p>
              </table:table-cell>
              <table:table-cell office:value-type="float" office:value="-0.152666381080905">
                <text:p>-0.152666381080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41555940311607">
                <text:p>0.541555940311607</text:p>
              </table:table-cell>
              <table:table-cell office:value-type="float" office:value="-0.0710319624178624">
                <text:p>-0.0710319624178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04217590587994">
                <text:p>-0.204217590587994</text:p>
              </table:table-cell>
              <table:table-cell office:value-type="float" office:value="-0.090053314565921">
                <text:p>-0.0900533145659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334451690489246">
                <text:p>-0.00334451690489246</text:p>
              </table:table-cell>
              <table:table-cell office:value-type="float" office:value="-0.0575796166918963">
                <text:p>-0.05757961669189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75839403900692">
                <text:p>-0.175839403900692</text:p>
              </table:table-cell>
              <table:table-cell office:value-type="float" office:value="0.0408264709540731">
                <text:p>0.04082647095407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22355500623093">
                <text:p>-0.322355500623093</text:p>
              </table:table-cell>
              <table:table-cell office:value-type="float" office:value="0.235133996243064">
                <text:p>0.2351339962430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850425431134791">
                <text:p>-0.850425431134791</text:p>
              </table:table-cell>
              <table:table-cell office:value-type="float" office:value="0.27859429867209">
                <text:p>0.27859429867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